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ext-properties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18" style:family="table-cell" style:parent-style-name="Default">
      <style:text-properties style:font-name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number-columns-repeated="2" table:default-cell-style-name="ce12"/>
        <table:table-column table:style-name="co3" table:number-columns-repeated="1021" table:default-cell-style-name="ce18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5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8" office:value-type="string" table:number-columns-spanned="3" table:number-rows-spanned="1">
            <text:p>期末考试完</text:p>
          </table:table-cell>
          <table:covered-table-cell table:number-columns-repeated="2" table:style-name="ce14"/>
          <table:table-cell table:number-columns-repeated="1021"/>
        </table:table-row>
        <table:table-row table:style-name="ro5">
          <table:table-cell office:value-type="date" office:date-value="2026-01-31">
            <text:p>Jan 31, 2026</text:p>
          </table:table-cell>
          <table:table-cell office:value-type="string">
            <text:p><text:a xlink:href="../../../math/grade-7-上/7上数学北师大版-unit-1-丰富的图形世界/7年级北师大版数学上册-unit-1-丰富的图形世界-单元检测和答案.pdf">7上unit-1-丰富的图形世界-单元测试和答案</text:a></text:p>
          </table:table-cell>
          <table:table-cell office:value-type="string">
            <text:p><text:a xlink:href="../../../english/grade-7-上/7上期末-2024-2025学年陕西延安/">7上期末-陕西延安</text:a></text:p>
          </table:table-cell>
          <table:table-cell table:number-columns-repeated="1021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row table:style-name="ro4">
          <table:table-cell/>
          <table:table-cell table:style-name="ce10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3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4">01/24/2026</text:date>, <text:time>15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5M39S</meta:editing-duration>
    <meta:editing-cycles>47</meta:editing-cycles>
    <meta:generator>OpenOffice/4.1.15$Win32 OpenOffice.org_project/4115m2$Build-9813</meta:generator>
    <dc:date>2026-01-24T15:26:50.69</dc:date>
    <meta:document-statistic meta:table-count="3" meta:cell-count="61" meta:object-count="1"/>
    <meta:user-defined meta:name="Info 1"/>
    <meta:user-defined meta:name="Info 2"/>
    <meta:user-defined meta:name="Info 3"/>
    <meta:user-defined meta:name="Info 4"/>
  </office:meta>
</office:document-meta>
</file>